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8.142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9.53cm"/>
    </style:style>
    <style:style style:name="co7" style:family="table-column">
      <style:table-column-properties fo:break-before="auto" style:column-width="7.352cm"/>
    </style:style>
    <style:style style:name="co8" style:family="table-column">
      <style:table-column-properties fo:break-before="auto" style:column-width="6.97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start" fo:margin-left="0.353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706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706cm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808080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.706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start" fo:margin-left="0.353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00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2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  <style:map style:condition="cell-content()=1" style:apply-style-name="DУспешно" style:base-cell-address="Лист1.C5"/>
      <style:map style:condition="cell-content()=0" style:apply-style-name="DНе_20_удачно" style:base-cell-address="Лист1.C5"/>
    </style:style>
    <style:style style:name="ce25" style:family="table-cell" style:parent-style-name="Default" style:data-style-name="N99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99">
      <style:table-cell-properties fo:background-color="#c0c0c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7" style:family="table-cell" style:parent-style-name="Default" style:data-style-name="N99">
      <style:table-cell-properties fo:background-color="#808080"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 style:data-style-name="N99">
      <style:table-cell-properties fo:background-color="#80808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99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0" style:family="table-cell" style:parent-style-name="Default" style:data-style-name="N99">
      <style:table-cell-properties fo:background-color="#808080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00">
      <style:table-cell-properties fo:background-color="#808080" style:text-align-source="fix" style:repeat-content="false" fo:wrap-option="wrap" fo:border="non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808080" style:text-align-source="fix" style:repeat-content="false" fo:wrap-option="wrap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 style:data-style-name="N100">
      <style:table-cell-properties fo:background-color="#808080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9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41" style:family="table-cell" style:parent-style-name="Default">
      <style:table-cell-properties fo:background-color="#808080" style:text-align-source="fix" style:repeat-content="false" fo:wrap-option="wrap"/>
      <style:paragraph-properties fo:text-align="start"/>
    </style:style>
    <style:style style:name="ce42" style:family="table-cell" style:parent-style-name="Default">
      <style:table-cell-properties fo:background-color="#808080" fo:border="none"/>
    </style:style>
    <style:style style:name="ce43" style:family="table-cell" style:parent-style-name="Default">
      <style:table-cell-properties fo:background-color="#c0c0c0"/>
    </style:style>
    <style:style style:name="ce44" style:family="table-cell" style:parent-style-name="Default" style:data-style-name="N99">
      <style:table-cell-properties fo:background-color="#c0c0c0"/>
    </style:style>
    <style:style style:name="ce45" style:family="table-cell" style:parent-style-name="Default">
      <style:table-cell-properties fo:background-color="#808080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99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49" style:family="table-cell" style:parent-style-name="Default" style:data-style-name="N99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  <style:map style:condition="cell-content()=1" style:apply-style-name="DУспешно" style:base-cell-address="Лист1.C5"/>
      <style:map style:condition="cell-content()=0" style:apply-style-name="DНе_20_удачно" style:base-cell-address="Лист1.C5"/>
    </style:style>
    <style:style style:name="ce50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99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1"/>
        <table:table-column-group>
          <table:table-column table:style-name="co3" table:default-cell-style-name="Default"/>
          <table:table-column-group table:display="false">
            <table:table-column table:style-name="co4" table:visibility="collapse" table:default-cell-style-name="ce40"/>
          </table:table-column-group>
          <table:table-column table:style-name="co5" table:default-cell-style-name="Default"/>
          <table:table-column-group table:display="false">
            <table:table-column table:style-name="co6" table:visibility="collapse" table:default-cell-style-name="Default"/>
          </table:table-column-group>
        </table:table-column-group>
        <table:table-column table:style-name="co3" table:default-cell-style-name="ce52"/>
        <table:table-column-group>
          <table:table-column table:style-name="co7" table:default-cell-style-name="Default"/>
        </table:table-column-group>
        <table:table-column table:style-name="co5" table:default-cell-style-name="Default"/>
        <table:table-column-group table:display="false">
          <table:table-column table:style-name="co8" table:visibility="collapse" table:default-cell-style-name="Default"/>
        </table:table-column-group>
        <table:table-column table:style-name="co9" table:number-columns-repeated="1014" table:default-cell-style-name="Default"/>
        <table:table-row table:style-name="ro1">
          <table:table-cell table:style-name="ce1" office:value-type="string" table:number-columns-spanned="1" table:number-rows-spanned="2">
            <text:p>Тестируемые компоненты</text:p>
          </table:table-cell>
          <table:table-cell table:style-name="ce14" office:value-type="string" table:number-columns-spanned="1" table:number-rows-spanned="2">
            <text:p>ID</text:p>
          </table:table-cell>
          <table:table-cell table:style-name="ce1" office:value-type="string" table:number-columns-spanned="4" table:number-rows-spanned="1">
            <text:p>doc</text:p>
          </table:table-cell>
          <table:covered-table-cell table:style-name="ce31"/>
          <table:covered-table-cell table:number-columns-repeated="2" table:style-name="ce2"/>
          <table:table-cell table:style-name="ce46" office:value-type="string" table:number-columns-spanned="4" table:number-rows-spanned="1">
            <text:p>docx</text:p>
          </table:table-cell>
          <table:covered-table-cell table:number-columns-repeated="3"/>
          <table:table-cell table:number-columns-repeated="1014"/>
        </table:table-row>
        <table:table-row table:style-name="ro1">
          <table:covered-table-cell table:style-name="ce2"/>
          <table:covered-table-cell table:style-name="ce15"/>
          <table:table-cell table:style-name="ce2" office:value-type="string">
            <text:p>LibreOffice 3.5</text:p>
          </table:table-cell>
          <table:table-cell table:style-name="ce31" office:value-type="string">
            <text:p>Примечание</text:p>
          </table:table-cell>
          <table:table-cell table:style-name="ce2" office:value-type="string">
            <text:p>MS Office 2010</text:p>
          </table:table-cell>
          <table:table-cell table:style-name="ce2" office:value-type="string">
            <text:p>Примечание</text:p>
          </table:table-cell>
          <table:table-cell table:style-name="ce2" office:value-type="string">
            <text:p>LibreOffice 3.5</text:p>
          </table:table-cell>
          <table:table-cell table:style-name="ce31" office:value-type="string">
            <text:p>Примечание</text:p>
          </table:table-cell>
          <table:table-cell table:style-name="ce2" office:value-type="string">
            <text:p>MS Office 2010</text:p>
          </table:table-cell>
          <table:table-cell table:style-name="ce2" office:value-type="string">
            <text:p>Примечание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Страница</text:p>
          </table:table-cell>
          <table:table-cell table:style-name="ce16" office:value-type="float" office:value="1">
            <text:p>1</text:p>
          </table:table-cell>
          <table:table-cell table:style-name="ce22"/>
          <table:table-cell table:style-name="ce32"/>
          <table:table-cell table:style-name="ce42" table:number-columns-repeated="2"/>
          <table:table-cell table:style-name="ce47"/>
          <table:table-cell table:style-name="ce37"/>
          <table:table-cell table:style-name="ce42" table:number-columns-repeated="1016"/>
        </table:table-row>
        <table:table-row-group>
          <table:table-row table:style-name="ro2">
            <table:table-cell table:style-name="ce4" office:value-type="string">
              <text:p>Формат страницы</text:p>
            </table:table-cell>
            <table:table-cell table:style-name="ce17" office:value-type="string">
              <text:p>1.2</text:p>
            </table:table-cell>
            <table:table-cell table:style-name="ce23"/>
            <table:table-cell table:style-name="ce33"/>
            <table:table-cell table:style-name="ce43" table:number-columns-repeated="2"/>
            <table:table-cell table:style-name="ce48"/>
            <table:table-cell table:style-name="ce33"/>
            <table:table-cell table:style-name="ce43" table:number-columns-repeated="1016"/>
          </table:table-row>
          <table:table-row-group>
            <table:table-row table:style-name="ro3">
              <table:table-cell table:style-name="ce5" office:value-type="string">
                <text:p>А6</text:p>
              </table:table-cell>
              <table:table-cell table:style-name="ce18" office:value-type="string">
                <text:p>1.2.1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 office:value-type="string">
                <text:p>Отсутствует размер A6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6" office:value-type="string">
                <text:p>А5</text:p>
              </table:table-cell>
              <table:table-cell table:style-name="ce18" office:value-type="string">
                <text:p>1.2.2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 office:value-type="string">
                <text:p>Отсутствует размер A5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5" office:value-type="string">
                <text:p>А4</text:p>
              </table:table-cell>
              <table:table-cell table:style-name="ce18" office:value-type="string">
                <text:p>1.2.3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5" office:value-type="string">
                <text:p>А3</text:p>
              </table:table-cell>
              <table:table-cell table:style-name="ce18" office:value-type="string">
                <text:p>1.2.4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</table:table-row-group>
          <table:table-row table:style-name="ro3">
            <table:table-cell table:style-name="ce7" office:value-type="string">
              <text:p>Ширина</text:p>
            </table:table-cell>
            <table:table-cell table:style-name="ce18" office:value-type="string">
              <text:p>1.3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Высота</text:p>
            </table:table-cell>
            <table:table-cell table:style-name="ce18" office:value-type="string">
              <text:p>1.4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Ориентация</text:p>
            </table:table-cell>
            <table:table-cell table:style-name="ce18" office:value-type="string">
              <text:p>1.5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2">
            <table:table-cell table:style-name="ce4" office:value-type="string">
              <text:p>Поля</text:p>
            </table:table-cell>
            <table:table-cell table:style-name="ce17" office:value-type="string">
              <text:p>1.6</text:p>
            </table:table-cell>
            <table:table-cell table:style-name="ce25"/>
            <table:table-cell table:style-name="ce33"/>
            <table:table-cell table:style-name="ce44"/>
            <table:table-cell table:style-name="ce43"/>
            <table:table-cell table:style-name="ce50"/>
            <table:table-cell table:style-name="ce33"/>
            <table:table-cell table:style-name="ce43" table:number-columns-repeated="1016"/>
          </table:table-row>
          <table:table-row-group>
            <table:table-row table:style-name="ro3">
              <table:table-cell table:style-name="ce5" office:value-type="string">
                <text:p>Слева</text:p>
              </table:table-cell>
              <table:table-cell table:style-name="ce18" office:value-type="string">
                <text:p>1.6.1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5" office:value-type="string">
                <text:p>Справа</text:p>
              </table:table-cell>
              <table:table-cell table:style-name="ce18" office:value-type="string">
                <text:p>1.6.2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5" office:value-type="string">
                <text:p>Сверху</text:p>
              </table:table-cell>
              <table:table-cell table:style-name="ce18" office:value-type="string">
                <text:p>1.6.3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5" office:value-type="string">
                <text:p>Снизу</text:p>
              </table:table-cell>
              <table:table-cell table:style-name="ce18" office:value-type="string">
                <text:p>1.6.4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</table:table-row-group>
          <table:table-row table:style-name="ro3">
            <table:table-cell table:style-name="ce7" office:value-type="string">
              <text:p>Цвет фона</text:p>
            </table:table-cell>
            <table:table-cell table:style-name="ce18" office:value-type="string">
              <text:p>1.7</text:p>
            </table:table-cell>
            <table:table-cell table:style-name="ce24" office:value-type="boolean" office:boolean-value="false">
              <text:p>ЛОЖЬ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false">
              <text:p>ЛОЖЬ</text:p>
            </table:table-cell>
            <table:table-cell table:style-name="ce34" office:value-type="string">
              <text:p>Значение сбрасывается</text:p>
            </table:table-cell>
            <table:table-cell table:number-columns-repeated="1016"/>
          </table:table-row>
          <table:table-row table:style-name="ro2">
            <table:table-cell table:style-name="ce4" office:value-type="string">
              <text:p>Обрамление</text:p>
            </table:table-cell>
            <table:table-cell table:style-name="ce17" office:value-type="string">
              <text:p>1.8</text:p>
            </table:table-cell>
            <table:table-cell table:style-name="ce25"/>
            <table:table-cell table:style-name="ce33"/>
            <table:table-cell table:style-name="ce44"/>
            <table:table-cell table:style-name="ce43"/>
            <table:table-cell table:style-name="ce50"/>
            <table:table-cell table:style-name="ce33"/>
            <table:table-cell table:style-name="ce43" table:number-columns-repeated="1016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8" office:value-type="string">
                <text:p>1.8.1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4">
              <table:table-cell table:style-name="ce5" office:value-type="string">
                <text:p>Отступ слева</text:p>
              </table:table-cell>
              <table:table-cell table:style-name="ce18" office:value-type="string">
                <text:p>1.8.2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становлен в 5см, при этом реальное значение установлено в 1.09см, поле с лево установлено в 0.91см, а поле с права в 7см при начальной установке в 2см каждого поля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становлен в 5см, при этом реальное значение установлено в 1.09см, поле с лево установлено в 0.91см, а поле с право в 7см при начальной установке в 2см каждого поля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Отступ установлен в 5см, при этом реальное значение установлено в 0.00см, поле с права в 7см при начальной установке в 2см каждого поля</text:p>
              </table:table-cell>
              <table:table-cell table:number-columns-repeated="1016"/>
            </table:table-row>
            <table:table-row table:style-name="ro4">
              <table:table-cell table:style-name="ce5" office:value-type="string">
                <text:p>Отступ справа</text:p>
              </table:table-cell>
              <table:table-cell table:style-name="ce18" office:value-type="string">
                <text:p>1.8.3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становлен в 5см, при этом реальное значение установлено в 1.09см, поле с лево установлено в 5.91см, а поле с права в 5.91см при начальной установке в 2см каждого поля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становлен в 5см, при этом реальное значение установлено в 1.09см, поле с лево установлено в 5.91см, а поле с право в 5.91см при начальной установке в 2см каждого поля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Отступ установлен в 5см, при этом реальное значение установлено в 0.00см, поле слева в 7см при начальной установке в 2см каждого поля</text:p>
              </table:table-cell>
              <table:table-cell table:number-columns-repeated="1016"/>
            </table:table-row>
            <table:table-row table:style-name="ro5">
              <table:table-cell table:style-name="ce5" office:value-type="string">
                <text:p>Отступ сверху</text:p>
              </table:table-cell>
              <table:table-cell table:style-name="ce18" office:value-type="string">
                <text:p>1.8.4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становлен в 5см, при этом реальное значение установлено в 0.91см, поле с лево установлено в 5.91см, поле с права в 7см, поле сверху в 5.91см, при начальной установке в 2см каждого поля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верху в 5.91см, при начальной установке в 2см каждого поля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Отступ установлен в 5см, при этом реальное значение установлено в 0.00см, поле сверху в 7см при начальной установке в 2см каждого поля</text:p>
              </table:table-cell>
              <table:table-cell table:number-columns-repeated="1016"/>
            </table:table-row>
            <table:table-row table:style-name="ro5">
              <table:table-cell table:style-name="ce5" office:value-type="string">
                <text:p>Отступ снизу</text:p>
              </table:table-cell>
              <table:table-cell table:style-name="ce18" office:value-type="string">
                <text:p>1.8.5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становлен в 5см, при этом реальное значение установлено в 0.91см, поле с лево установлено в 5.91см, поле с права в 7см, поле снизу в 5.91см, при начальной установке в 2см каждого поля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низу в 5.91см, при начальной установке в 2см каждого поля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Отступ установлен в 5см, при этом реальное значение установлено в 0.00см, поле снизу в 7см при начальной установке в 2см каждого поля</text:p>
              </table:table-cell>
              <table:table-cell table:number-columns-repeated="1016"/>
            </table:table-row>
          </table:table-row-group>
          <table:table-row table:style-name="ro2">
            <table:table-cell table:style-name="ce4" office:value-type="string">
              <text:p>Разрыв</text:p>
            </table:table-cell>
            <table:table-cell table:style-name="ce17" office:value-type="string">
              <text:p>1.9</text:p>
            </table:table-cell>
            <table:table-cell table:style-name="ce26"/>
            <table:table-cell table:style-name="ce35"/>
            <table:table-cell table:style-name="ce44"/>
            <table:table-cell table:style-name="ce35"/>
            <table:table-cell table:style-name="ce50"/>
            <table:table-cell table:style-name="ce35"/>
            <table:table-cell table:style-name="ce43" table:number-columns-repeated="1016"/>
          </table:table-row>
          <table:table-row-group>
            <table:table-row table:style-name="ro3">
              <table:table-cell table:style-name="ce5" office:value-type="string">
                <text:p>Смешанная ориентация</text:p>
              </table:table-cell>
              <table:table-cell table:style-name="ce18" office:value-type="string">
                <text:p>1.9.1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</table:table-row-group>
        </table:table-row-group>
        <table:table-row table:style-name="ro2">
          <table:table-cell table:style-name="ce9" office:value-type="string">
            <text:p>Колонтитулы</text:p>
          </table:table-cell>
          <table:table-cell table:style-name="ce19" office:value-type="float" office:value="2">
            <text:p>2</text:p>
          </table:table-cell>
          <table:table-cell table:style-name="ce27"/>
          <table:table-cell table:style-name="ce36"/>
          <table:table-cell table:style-name="ce30"/>
          <table:table-cell table:style-name="ce45"/>
          <table:table-cell table:style-name="ce51"/>
          <table:table-cell table:style-name="ce36"/>
          <table:table-cell table:style-name="ce45" table:number-columns-repeated="1016"/>
        </table:table-row>
        <table:table-row-group>
          <table:table-row table:style-name="ro3">
            <table:table-cell table:style-name="ce7" office:value-type="string">
              <text:p>Левое поле</text:p>
            </table:table-cell>
            <table:table-cell table:style-name="ce18" office:value-type="string">
              <text:p>2.1</text:p>
            </table:table-cell>
            <table:table-cell table:style-name="ce24" office:value-type="boolean" office:boolean-value="false">
              <text:p>ЛОЖЬ</text:p>
            </table:table-cell>
            <table:table-cell table:style-name="ce34" office:value-type="string">
              <text:p>Поле сбрасывается в 0</text:p>
            </table:table-cell>
            <table:table-cell table:style-name="ce24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table:style-name="ce49" office:value-type="boolean" office:boolean-value="false">
              <text:p>ЛОЖЬ</text:p>
            </table:table-cell>
            <table:table-cell table:style-name="ce34" office:value-type="string">
              <text:p>Поле сбрасывается в 0</text:p>
            </table:table-cell>
            <table:table-cell table:number-columns-repeated="1016"/>
          </table:table-row>
          <table:table-row table:style-name="ro3">
            <table:table-cell table:style-name="ce7" office:value-type="string">
              <text:p>Правое поле</text:p>
            </table:table-cell>
            <table:table-cell table:style-name="ce18" office:value-type="string">
              <text:p>2.2</text:p>
            </table:table-cell>
            <table:table-cell table:style-name="ce24" office:value-type="boolean" office:boolean-value="false">
              <text:p>ЛОЖЬ</text:p>
            </table:table-cell>
            <table:table-cell table:style-name="ce34" office:value-type="string">
              <text:p>Поле сбрасывается в 0</text:p>
            </table:table-cell>
            <table:table-cell table:style-name="ce24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table:style-name="ce49" office:value-type="boolean" office:boolean-value="false">
              <text:p>ЛОЖЬ</text:p>
            </table:table-cell>
            <table:table-cell table:style-name="ce34" office:value-type="string">
              <text:p>Поле сбрасывается в 0</text:p>
            </table:table-cell>
            <table:table-cell table:number-columns-repeated="1016"/>
          </table:table-row>
          <table:table-row table:style-name="ro3">
            <table:table-cell table:style-name="ce7" office:value-type="string">
              <text:p>Интервал</text:p>
            </table:table-cell>
            <table:table-cell table:style-name="ce18" office:value-type="string">
              <text:p>2.3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 office:value-type="string">
              <text:p>Можно использовать для точного задания высоты колонтитула (высота = Интервал+Высота)</text:p>
            </table:table-cell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4">
            <table:table-cell table:style-name="ce7" office:value-type="string">
              <text:p>Высота</text:p>
            </table:table-cell>
            <table:table-cell table:style-name="ce18" office:value-type="string">
              <text:p>2.4</text:p>
            </table:table-cell>
            <table:table-cell table:style-name="ce24" office:value-type="boolean" office:boolean-value="false">
              <text:p>ЛОЖЬ</text:p>
            </table:table-cell>
            <table:table-cell table:style-name="ce34" office:value-type="string">
              <text:p>Высота устанавливается автоматически (0,10см) даже при отключении Автоподбор высоты. Интервал устанавливается в Интервал+Высота-0,10</text:p>
            </table:table-cell>
            <table:table-cell table:style-name="ce24" office:value-type="boolean" office:boolean-value="false">
              <text:p>ЛОЖЬ</text:p>
            </table:table-cell>
            <table:table-cell/>
            <table:table-cell table:style-name="ce49" office:value-type="boolean" office:boolean-value="false">
              <text:p>ЛОЖЬ</text:p>
            </table:table-cell>
            <table:table-cell table:style-name="ce34" office:value-type="string">
              <text:p>Высота устанавливается автоматически (0,10см) даже при отключении Автоподбор высоты. Интервал устанавливается в Интервал+Высота-0,10</text:p>
            </table:table-cell>
            <table:table-cell table:number-columns-repeated="1016"/>
          </table:table-row>
          <table:table-row table:style-name="ro2">
            <table:table-cell table:style-name="ce4" office:value-type="string">
              <text:p>Обрамление</text:p>
            </table:table-cell>
            <table:table-cell table:style-name="ce17" office:value-type="string">
              <text:p>2.5</text:p>
            </table:table-cell>
            <table:table-cell table:style-name="ce25"/>
            <table:table-cell table:style-name="ce33"/>
            <table:table-cell table:style-name="ce44"/>
            <table:table-cell table:style-name="ce43"/>
            <table:table-cell table:style-name="ce50"/>
            <table:table-cell table:style-name="ce33"/>
            <table:table-cell table:style-name="ce43" table:number-columns-repeated="1016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8" office:value-type="string">
                <text:p>2.5.1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Все границы удаляются</text:p>
              </table:table-cell>
              <table:table-cell table:style-name="ce24" office:value-type="boolean" office:boolean-value="false">
                <text:p>ЛОЖЬ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Все границы удаляю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8" office:value-type="string">
                <text:p>2.5.2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даляется</text:p>
              </table:table-cell>
              <table:table-cell table:style-name="ce24" office:value-type="boolean" office:boolean-value="false">
                <text:p>ЛОЖЬ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Отступ удаля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8" office:value-type="string">
                <text:p>2.5.3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даляется</text:p>
              </table:table-cell>
              <table:table-cell table:style-name="ce24" office:value-type="boolean" office:boolean-value="false">
                <text:p>ЛОЖЬ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Отступ удаля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8" office:value-type="string">
                <text:p>2.5.4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даляется</text:p>
              </table:table-cell>
              <table:table-cell table:style-name="ce24" office:value-type="boolean" office:boolean-value="false">
                <text:p>ЛОЖЬ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Отступ удаля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8" office:value-type="string">
                <text:p>2.5.5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даляется</text:p>
              </table:table-cell>
              <table:table-cell table:style-name="ce24" office:value-type="boolean" office:boolean-value="false">
                <text:p>ЛОЖЬ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Отступ удаляется</text:p>
              </table:table-cell>
              <table:table-cell table:number-columns-repeated="1016"/>
            </table:table-row>
          </table:table-row-group>
          <table:table-row table:style-name="ro3">
            <table:table-cell table:style-name="ce7" office:value-type="string">
              <text:p>Нумерация</text:p>
            </table:table-cell>
            <table:table-cell table:style-name="ce18" office:value-type="string">
              <text:p>2.6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6">
            <table:table-cell table:style-name="ce7" office:value-type="string">
              <text:p>Таблица с данными</text:p>
            </table:table-cell>
            <table:table-cell table:style-name="ce18" office:value-type="string">
              <text:p>2.7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false">
              <text:p>ЛОЖЬ</text:p>
            </table:table-cell>
            <table:table-cell table:style-name="ce34" office:value-type="string">
              <text:p>Таблица удаляется, содержимое разбивается в строках</text:p>
            </table:table-cell>
            <table:table-cell table:number-columns-repeated="1016"/>
          </table:table-row>
        </table:table-row-group>
        <table:table-row table:style-name="ro2">
          <table:table-cell table:style-name="ce10" office:value-type="string">
            <text:p>Колонки</text:p>
          </table:table-cell>
          <table:table-cell table:style-name="ce16" office:value-type="float" office:value="3">
            <text:p>3</text:p>
          </table:table-cell>
          <table:table-cell table:style-name="ce28"/>
          <table:table-cell table:style-name="ce37"/>
          <table:table-cell table:style-name="ce30"/>
          <table:table-cell table:style-name="ce45"/>
          <table:table-cell table:style-name="ce51"/>
          <table:table-cell table:style-name="ce37"/>
          <table:table-cell table:style-name="ce45" table:number-columns-repeated="1016"/>
        </table:table-row>
        <table:table-row-group>
          <table:table-row table:style-name="ro3">
            <table:table-cell table:style-name="ce7" office:value-type="string">
              <text:p>Количество</text:p>
            </table:table-cell>
            <table:table-cell table:style-name="ce18" office:value-type="string">
              <text:p>3.1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Ширина</text:p>
            </table:table-cell>
            <table:table-cell table:style-name="ce18" office:value-type="string">
              <text:p>3.2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 office:value-type="string">
              <text:p>Ругается на формат файла</text:p>
            </table:table-cell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Интервал</text:p>
            </table:table-cell>
            <table:table-cell table:style-name="ce18" office:value-type="string">
              <text:p>3.3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</table:table-row-group>
        <table:table-row table:style-name="ro2">
          <table:table-cell table:style-name="ce10" office:value-type="string">
            <text:p>Абзац</text:p>
          </table:table-cell>
          <table:table-cell table:style-name="ce16" office:value-type="float" office:value="4">
            <text:p>4</text:p>
          </table:table-cell>
          <table:table-cell table:style-name="ce28"/>
          <table:table-cell table:style-name="ce37"/>
          <table:table-cell table:style-name="ce30"/>
          <table:table-cell table:style-name="ce45"/>
          <table:table-cell table:style-name="ce51"/>
          <table:table-cell table:style-name="ce37"/>
          <table:table-cell table:style-name="ce45" table:number-columns-repeated="1016"/>
        </table:table-row>
        <table:table-row-group>
          <table:table-row table:style-name="ro3">
            <table:table-cell table:style-name="ce7" office:value-type="string">
              <text:p>Отступ слева</text:p>
            </table:table-cell>
            <table:table-cell table:style-name="ce18" office:value-type="string">
              <text:p>4.1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Отступ справа</text:p>
            </table:table-cell>
            <table:table-cell table:style-name="ce18" office:value-type="string">
              <text:p>4.2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Первая строка</text:p>
            </table:table-cell>
            <table:table-cell table:style-name="ce18" office:value-type="string">
              <text:p>4.3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Интервал перед абзацем</text:p>
            </table:table-cell>
            <table:table-cell table:style-name="ce18" office:value-type="string">
              <text:p>4.4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Интервал после абзаца</text:p>
            </table:table-cell>
            <table:table-cell table:style-name="ce18" office:value-type="string">
              <text:p>4.5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Междустрочный интервал</text:p>
            </table:table-cell>
            <table:table-cell table:style-name="ce18" office:value-type="string">
              <text:p>4.6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Цвет фона</text:p>
            </table:table-cell>
            <table:table-cell table:style-name="ce18" office:value-type="string">
              <text:p>4.7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Выделение цветом</text:p>
            </table:table-cell>
            <table:table-cell table:style-name="ce18" office:value-type="string">
              <text:p>4.8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 office:value-type="string">
              <text:p>Используется закраска фона вместо стандартных средств выделения</text:p>
            </table:table-cell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2">
            <table:table-cell table:style-name="ce4" office:value-type="string">
              <text:p>Горизонтальное выравнивание</text:p>
            </table:table-cell>
            <table:table-cell table:style-name="ce17" office:value-type="string">
              <text:p>4.9</text:p>
            </table:table-cell>
            <table:table-cell table:style-name="ce25"/>
            <table:table-cell table:style-name="ce33"/>
            <table:table-cell table:style-name="ce44"/>
            <table:table-cell table:style-name="ce43"/>
            <table:table-cell table:style-name="ce50"/>
            <table:table-cell table:style-name="ce33"/>
            <table:table-cell table:style-name="ce43" table:number-columns-repeated="1016"/>
          </table:table-row>
          <table:table-row-group>
            <table:table-row table:style-name="ro3">
              <table:table-cell table:style-name="ce5" office:value-type="string">
                <text:p>По левому краю</text:p>
              </table:table-cell>
              <table:table-cell table:style-name="ce18" office:value-type="string">
                <text:p>4.9.1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5" office:value-type="string">
                <text:p>По правому краю</text:p>
              </table:table-cell>
              <table:table-cell table:style-name="ce18" office:value-type="string">
                <text:p>4.9.2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5" office:value-type="string">
                <text:p>По центру</text:p>
              </table:table-cell>
              <table:table-cell table:style-name="ce18" office:value-type="string">
                <text:p>4.9.3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5" office:value-type="string">
                <text:p>По ширине</text:p>
              </table:table-cell>
              <table:table-cell table:style-name="ce18" office:value-type="string">
                <text:p>4.9.4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</table:table-row-group>
          <table:table-row table:style-name="ro2">
            <table:table-cell table:style-name="ce4" office:value-type="string">
              <text:p>Вертикальное выравнивание</text:p>
            </table:table-cell>
            <table:table-cell table:style-name="ce17" office:value-type="string">
              <text:p>4.10</text:p>
            </table:table-cell>
            <table:table-cell table:style-name="ce25"/>
            <table:table-cell table:style-name="ce33"/>
            <table:table-cell table:style-name="ce26"/>
            <table:table-cell table:style-name="ce43"/>
            <table:table-cell table:style-name="ce50"/>
            <table:table-cell table:style-name="ce33"/>
            <table:table-cell table:style-name="ce43" table:number-columns-repeated="1016"/>
          </table:table-row>
          <table:table-row-group>
            <table:table-row table:style-name="ro3">
              <table:table-cell table:style-name="ce11" office:value-type="string">
                <text:p>По базовой линии</text:p>
              </table:table-cell>
              <table:table-cell table:style-name="ce18" office:value-type="string">
                <text:p>4.10.1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11" office:value-type="string">
                <text:p>По верхнему краю</text:p>
              </table:table-cell>
              <table:table-cell table:style-name="ce18" office:value-type="string">
                <text:p>4.10.2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11" office:value-type="string">
                <text:p>По середине</text:p>
              </table:table-cell>
              <table:table-cell table:style-name="ce18" office:value-type="string">
                <text:p>4.10.3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11" office:value-type="string">
                <text:p>По нижнему краю</text:p>
              </table:table-cell>
              <table:table-cell table:style-name="ce18" office:value-type="string">
                <text:p>4.10.4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</table:table-row-group>
          <table:table-row table:style-name="ro2">
            <table:table-cell table:style-name="ce4" office:value-type="string">
              <text:p>Обрамление</text:p>
            </table:table-cell>
            <table:table-cell table:style-name="ce17" office:value-type="string">
              <text:p>4.11</text:p>
            </table:table-cell>
            <table:table-cell table:style-name="ce25"/>
            <table:table-cell table:style-name="ce33"/>
            <table:table-cell table:style-name="ce44"/>
            <table:table-cell table:style-name="ce43"/>
            <table:table-cell table:style-name="ce50"/>
            <table:table-cell table:style-name="ce33"/>
            <table:table-cell table:style-name="ce43" table:number-columns-repeated="1016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8" office:value-type="string">
                <text:p>4.11.1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8" office:value-type="string">
                <text:p>4.11.2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брасыва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8" office:value-type="string">
                <text:p>4.11.3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брасыва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8" office:value-type="string">
                <text:p>4.11.4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брасыва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8" office:value-type="string">
                <text:p>4.11.5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брасывается</text:p>
              </table:table-cell>
              <table:table-cell table:number-columns-repeated="1016"/>
            </table:table-row>
          </table:table-row-group>
          <table:table-row table:style-name="ro2">
            <table:table-cell table:style-name="ce4" office:value-type="string">
              <text:p>Разрыв</text:p>
            </table:table-cell>
            <table:table-cell table:style-name="ce17" office:value-type="string">
              <text:p>4.12</text:p>
            </table:table-cell>
            <table:table-cell table:style-name="ce25"/>
            <table:table-cell table:style-name="ce33"/>
            <table:table-cell table:style-name="ce44"/>
            <table:table-cell table:style-name="ce43"/>
            <table:table-cell table:style-name="ce50"/>
            <table:table-cell table:style-name="ce33"/>
            <table:table-cell table:style-name="ce43" table:number-columns-repeated="1016"/>
          </table:table-row>
          <table:table-row-group>
            <table:table-row table:style-name="ro3">
              <table:table-cell table:style-name="ce5" office:value-type="string">
                <text:p>Не разрывать абзац</text:p>
              </table:table-cell>
              <table:table-cell table:style-name="ce18" office:value-type="string">
                <text:p>4.12.1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5" office:value-type="string">
                <text:p>Не отрывать от следующего</text:p>
              </table:table-cell>
              <table:table-cell table:style-name="ce18" office:value-type="string">
                <text:p>4.12.2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5" office:value-type="string">
                <text:p>Запрет начальных висячих строк</text:p>
              </table:table-cell>
              <table:table-cell table:style-name="ce18" office:value-type="string">
                <text:p>4.12.3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Флаг сбрасывается</text:p>
              </table:table-cell>
              <table:table-cell table:style-name="ce24" office:value-type="boolean" office:boolean-value="false">
                <text:p>ЛОЖЬ</text:p>
              </table:table-cell>
              <table:table-cell office:value-type="string">
                <text:p>Флаг сброшен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Флаг сбрасывается</text:p>
              </table:table-cell>
              <table:table-cell table:number-columns-repeated="1016"/>
            </table:table-row>
            <table:table-row table:style-name="ro6">
              <table:table-cell table:style-name="ce5" office:value-type="string">
                <text:p>Запрет концевых висячих строк</text:p>
              </table:table-cell>
              <table:table-cell table:style-name="ce18" office:value-type="string">
                <text:p>4.12.4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 office:value-type="string">
                <text:p>Флаг автоматически устанавливается и в Запрет начальных висячих строк</text:p>
              </table:table-cell>
              <table:table-cell table:style-name="ce24" office:value-type="boolean" office:boolean-value="true">
                <text:p>ИСТИНА</text:p>
              </table:table-cell>
              <table:table-cell office:value-type="string">
                <text:p>Установлен флаг Запрет висячих строк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34" office:value-type="string">
                <text:p>Флаг автоматически устанавливается и в Запрет начальных висячих строк</text:p>
              </table:table-cell>
              <table:table-cell table:number-columns-repeated="1016"/>
            </table:table-row>
          </table:table-row-group>
        </table:table-row-group>
        <table:table-row table:style-name="ro2">
          <table:table-cell table:style-name="ce10" office:value-type="string">
            <text:p>Символы</text:p>
          </table:table-cell>
          <table:table-cell table:style-name="ce16" office:value-type="float" office:value="5">
            <text:p>5</text:p>
          </table:table-cell>
          <table:table-cell table:style-name="ce28"/>
          <table:table-cell table:style-name="ce37"/>
          <table:table-cell table:style-name="ce30"/>
          <table:table-cell table:style-name="ce45"/>
          <table:table-cell table:style-name="ce51"/>
          <table:table-cell table:style-name="ce37"/>
          <table:table-cell table:style-name="ce45" table:number-columns-repeated="1016"/>
        </table:table-row>
        <table:table-row-group>
          <table:table-row table:style-name="ro3">
            <table:table-cell table:style-name="ce7" office:value-type="string">
              <text:p>Шрифт</text:p>
            </table:table-cell>
            <table:table-cell table:style-name="ce18" office:value-type="string">
              <text:p>5.1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Стиль</text:p>
            </table:table-cell>
            <table:table-cell table:style-name="ce18" office:value-type="string">
              <text:p>5.2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Кегль</text:p>
            </table:table-cell>
            <table:table-cell table:style-name="ce18" office:value-type="string">
              <text:p>5.3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Цвет</text:p>
            </table:table-cell>
            <table:table-cell table:style-name="ce18" office:value-type="string">
              <text:p>5.4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Надчеркивание</text:p>
            </table:table-cell>
            <table:table-cell table:style-name="ce18" office:value-type="string">
              <text:p>5.5</text:p>
            </table:table-cell>
            <table:table-cell table:style-name="ce24" office:value-type="boolean" office:boolean-value="false">
              <text:p>ЛОЖЬ</text:p>
            </table:table-cell>
            <table:table-cell table:style-name="ce34" office:value-type="string">
              <text:p>Сбрасывается</text:p>
            </table:table-cell>
            <table:table-cell table:style-name="ce24" office:value-type="boolean" office:boolean-value="false">
              <text:p>ЛОЖЬ</text:p>
            </table:table-cell>
            <table:table-cell/>
            <table:table-cell table:style-name="ce49" office:value-type="boolean" office:boolean-value="false">
              <text:p>ЛОЖЬ</text:p>
            </table:table-cell>
            <table:table-cell table:style-name="ce34" office:value-type="string">
              <text:p>Сбрасывается</text:p>
            </table:table-cell>
            <table:table-cell table:number-columns-repeated="1016"/>
          </table:table-row>
          <table:table-row table:style-name="ro3">
            <table:table-cell table:style-name="ce7" office:value-type="string">
              <text:p>Зачеркивание</text:p>
            </table:table-cell>
            <table:table-cell table:style-name="ce18" office:value-type="string">
              <text:p>5.6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 office:value-type="string">
              <text:p>Возможно только одинарное или двойное</text:p>
            </table:table-cell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 office:value-type="string">
              <text:p>Возможно только одинарное или двойное</text:p>
            </table:table-cell>
            <table:table-cell table:number-columns-repeated="1016"/>
          </table:table-row>
          <table:table-row table:style-name="ro3">
            <table:table-cell table:style-name="ce7" office:value-type="string">
              <text:p>Подчеркивание</text:p>
            </table:table-cell>
            <table:table-cell table:style-name="ce18" office:value-type="string">
              <text:p>5.7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Интервал</text:p>
            </table:table-cell>
            <table:table-cell table:style-name="ce18" office:value-type="string">
              <text:p>5.8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Вращение</text:p>
            </table:table-cell>
            <table:table-cell table:style-name="ce18" office:value-type="string">
              <text:p>5.9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 office:value-type="string">
              <text:p>Возможно только на 90 градусов</text:p>
            </table:table-cell>
            <table:table-cell table:style-name="ce24" office:value-type="boolean" office:boolean-value="true">
              <text:p>ИСТИНА</text:p>
            </table:table-cell>
            <table:table-cell office:value-type="string">
              <text:p>Гиперссылка не вращается</text:p>
            </table:table-cell>
            <table:table-cell table:style-name="ce49" office:value-type="boolean" office:boolean-value="true">
              <text:p>ИСТИНА</text:p>
            </table:table-cell>
            <table:table-cell table:style-name="ce34" office:value-type="string">
              <text:p>Возможно только на 90 градусов</text:p>
            </table:table-cell>
            <table:table-cell table:number-columns-repeated="1016"/>
          </table:table-row>
          <table:table-row table:style-name="ro3">
            <table:table-cell table:style-name="ce7" office:value-type="string">
              <text:p>Верхний индекс</text:p>
            </table:table-cell>
            <table:table-cell table:style-name="ce18" office:value-type="string">
              <text:p>5.10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Нижний индекс</text:p>
            </table:table-cell>
            <table:table-cell table:style-name="ce18" office:value-type="string">
              <text:p>5.11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Фон</text:p>
            </table:table-cell>
            <table:table-cell table:style-name="ce18" office:value-type="string">
              <text:p>5.12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 office:value-type="string">
              <text:p>Гиперссылка не закрашивается</text:p>
            </table:table-cell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Гиперссылка</text:p>
            </table:table-cell>
            <table:table-cell table:style-name="ce18" office:value-type="string">
              <text:p>5.13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</table:table-row-group>
        <table:table-row table:style-name="ro2">
          <table:table-cell table:style-name="ce10" office:value-type="string">
            <text:p>Списки</text:p>
          </table:table-cell>
          <table:table-cell table:style-name="ce16" office:value-type="float" office:value="6">
            <text:p>6</text:p>
          </table:table-cell>
          <table:table-cell table:style-name="ce28"/>
          <table:table-cell table:style-name="ce37"/>
          <table:table-cell table:style-name="ce30"/>
          <table:table-cell table:style-name="ce45"/>
          <table:table-cell table:style-name="ce51"/>
          <table:table-cell table:style-name="ce37"/>
          <table:table-cell table:style-name="ce45" table:number-columns-repeated="1016"/>
        </table:table-row>
        <table:table-row-group>
          <table:table-row table:style-name="ro7">
            <table:table-cell table:style-name="ce7" office:value-type="string">
              <text:p>Уровни структуры</text:p>
            </table:table-cell>
            <table:table-cell table:style-name="ce18" office:value-type="string">
              <text:p>6.1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 office:value-type="string">
              <text:p>Уровень сохраняется только при использовании команд На один уровень вверх или На один уровень вниз</text:p>
            </table:table-cell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 office:value-type="string">
              <text:p>Уровень сохраняется только при использовании команд На один уровень вверх или На один уровень вниз</text:p>
            </table:table-cell>
            <table:table-cell table:number-columns-repeated="1016"/>
          </table:table-row>
          <table:table-row table:style-name="ro3">
            <table:table-cell table:style-name="ce7" office:value-type="string">
              <text:p>Маркированный список</text:p>
            </table:table-cell>
            <table:table-cell table:style-name="ce18" office:value-type="string">
              <text:p>6.2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 office:value-type="string">
              <text:p>Тип списка изменяется на WW8Num1</text:p>
            </table:table-cell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 office:value-type="string">
              <text:p>Тип списка изменяется на WW8Num1</text:p>
            </table:table-cell>
            <table:table-cell table:number-columns-repeated="1016"/>
          </table:table-row>
          <table:table-row table:style-name="ro3">
            <table:table-cell table:style-name="ce7" office:value-type="string">
              <text:p>Нумерованный список</text:p>
            </table:table-cell>
            <table:table-cell table:style-name="ce18" office:value-type="string">
              <text:p>6.3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 office:value-type="string">
              <text:p>Тип списка изменяется на WW8Num1</text:p>
            </table:table-cell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 office:value-type="string">
              <text:p>Тип списка изменяется на WW8Num1</text:p>
            </table:table-cell>
            <table:table-cell table:number-columns-repeated="1016"/>
          </table:table-row>
        </table:table-row-group>
        <table:table-row table:style-name="ro2">
          <table:table-cell table:style-name="ce10" office:value-type="string">
            <text:p>Изображения</text:p>
          </table:table-cell>
          <table:table-cell table:style-name="ce16" office:value-type="float" office:value="7">
            <text:p>7</text:p>
          </table:table-cell>
          <table:table-cell table:style-name="ce28"/>
          <table:table-cell table:style-name="ce37"/>
          <table:table-cell table:style-name="ce30"/>
          <table:table-cell table:style-name="ce45"/>
          <table:table-cell table:style-name="ce51"/>
          <table:table-cell table:style-name="ce37"/>
          <table:table-cell table:style-name="ce45" table:number-columns-repeated="1016"/>
        </table:table-row>
        <table:table-row-group>
          <table:table-row table:style-name="ro3">
            <table:table-cell table:style-name="ce7" office:value-type="string">
              <text:p>Вставка изображения</text:p>
            </table:table-cell>
            <table:table-cell table:style-name="ce18" office:value-type="string">
              <text:p>7.1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4">
            <table:table-cell table:style-name="ce7" office:value-type="string">
              <text:p>Расположение</text:p>
            </table:table-cell>
            <table:table-cell table:style-name="ce18" office:value-type="string">
              <text:p>7.2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false">
              <text:p>ЛОЖЬ</text:p>
            </table:table-cell>
            <table:table-cell table:style-name="ce34" office:value-type="string">
              <text:p>При наложении изображений друг на друга и задании их расположения, расположение изменяется хаотичным образом, а так же изменяется положение рисунков</text:p>
            </table:table-cell>
            <table:table-cell table:number-columns-repeated="1016"/>
          </table:table-row>
          <table:table-row table:style-name="ro3">
            <table:table-cell table:style-name="ce7" office:value-type="string">
              <text:p>Ширина</text:p>
            </table:table-cell>
            <table:table-cell table:style-name="ce18" office:value-type="string">
              <text:p>7.3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Высота</text:p>
            </table:table-cell>
            <table:table-cell table:style-name="ce18" office:value-type="string">
              <text:p>7.4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Цвет фона</text:p>
            </table:table-cell>
            <table:table-cell table:style-name="ce18" office:value-type="string">
              <text:p>7.5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false">
              <text:p>ЛОЖЬ</text:p>
            </table:table-cell>
            <table:table-cell table:style-name="ce34" office:value-type="string">
              <text:p>Значение сбрасывается</text:p>
            </table:table-cell>
            <table:table-cell table:number-columns-repeated="1016"/>
          </table:table-row>
          <table:table-row table:style-name="ro2">
            <table:table-cell table:style-name="ce4" office:value-type="string">
              <text:p>Привязка</text:p>
            </table:table-cell>
            <table:table-cell table:style-name="ce17" office:value-type="string">
              <text:p>7.6</text:p>
            </table:table-cell>
            <table:table-cell table:style-name="ce26"/>
            <table:table-cell table:style-name="ce35"/>
            <table:table-cell table:style-name="ce44"/>
            <table:table-cell table:style-name="ce43"/>
            <table:table-cell table:style-name="ce50"/>
            <table:table-cell table:style-name="ce35"/>
            <table:table-cell table:style-name="ce43" table:number-columns-repeated="1016"/>
          </table:table-row>
          <table:table-row-group>
            <table:table-row table:style-name="ro3">
              <table:table-cell table:style-name="ce5" office:value-type="string">
                <text:p>К странице</text:p>
              </table:table-cell>
              <table:table-cell table:style-name="ce18" office:value-type="string">
                <text:p>7.6.1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Устанавливается привязка к символу</text:p>
              </table:table-cell>
              <table:table-cell table:style-name="ce24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Устанавливается привязка к символу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К абзацу</text:p>
              </table:table-cell>
              <table:table-cell table:style-name="ce18" office:value-type="string">
                <text:p>7.6.2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Устанавливается привязка к символу</text:p>
              </table:table-cell>
              <table:table-cell table:style-name="ce24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Устанавливается привязка к символу</text:p>
              </table:table-cell>
              <table:table-cell table:number-columns-repeated="1016"/>
            </table:table-row>
            <table:table-row table:style-name="ro4">
              <table:table-cell table:style-name="ce5" office:value-type="string">
                <text:p>К символу</text:p>
              </table:table-cell>
              <table:table-cell table:style-name="ce18" office:value-type="string">
                <text:p>7.6.3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 office:value-type="string">
                <text:p>Рекомендуется отбивать изображение сверху и снизу одной пустой строкой, иначе изображение меняется местами с предыдущей строкой</text:p>
              </table:table-cell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 office:value-type="string">
                <text:p>Рекомендуется отбивать изображение сверху и снизу одной пустой строкой, иначе изображение меняется местами с предыдущей строкой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Как символ</text:p>
              </table:table-cell>
              <table:table-cell table:style-name="ce18" office:value-type="string">
                <text:p>7.6.4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 office:value-type="string">
                <text:p>Реализуется через Обтекание в тексте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34"/>
              <table:table-cell table:number-columns-repeated="1016"/>
            </table:table-row>
          </table:table-row-group>
          <table:table-row table:style-name="ro2">
            <table:table-cell table:style-name="ce4" office:value-type="string">
              <text:p>Обтекание</text:p>
            </table:table-cell>
            <table:table-cell table:style-name="ce17" office:value-type="string">
              <text:p>7.7</text:p>
            </table:table-cell>
            <table:table-cell table:style-name="ce25"/>
            <table:table-cell table:style-name="ce33"/>
            <table:table-cell table:style-name="ce44"/>
            <table:table-cell table:style-name="ce43"/>
            <table:table-cell table:style-name="ce50"/>
            <table:table-cell table:style-name="ce33"/>
            <table:table-cell table:style-name="ce43" table:number-columns-repeated="1016"/>
          </table:table-row>
          <table:table-row-group>
            <table:table-row table:style-name="ro7">
              <table:table-cell table:style-name="ce5" office:value-type="string">
                <text:p>Без обтекания</text:p>
              </table:table-cell>
              <table:table-cell table:style-name="ce18" office:value-type="string">
                <text:p>7.7.1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number-columns-repeated="1016"/>
            </table:table-row>
            <table:table-row table:style-name="ro7">
              <table:table-cell table:style-name="ce5" office:value-type="string">
                <text:p>Сквозное обтекание</text:p>
              </table:table-cell>
              <table:table-cell table:style-name="ce18" office:value-type="string">
                <text:p>7.7.2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number-columns-repeated="1016"/>
            </table:table-row>
            <table:table-row table:style-name="ro7">
              <table:table-cell table:style-name="ce5" office:value-type="string">
                <text:p>По контуру</text:p>
              </table:table-cell>
              <table:table-cell table:style-name="ce18" office:value-type="string">
                <text:p>7.7.3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number-columns-repeated="1016"/>
            </table:table-row>
            <table:table-row table:style-name="ro7">
              <table:table-cell table:style-name="ce5" office:value-type="string">
                <text:p>Слева</text:p>
              </table:table-cell>
              <table:table-cell table:style-name="ce18" office:value-type="string">
                <text:p>7.7.4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number-columns-repeated="1016"/>
            </table:table-row>
            <table:table-row table:style-name="ro7">
              <table:table-cell table:style-name="ce5" office:value-type="string">
                <text:p>Справа</text:p>
              </table:table-cell>
              <table:table-cell table:style-name="ce18" office:value-type="string">
                <text:p>7.7.5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number-columns-repeated="1016"/>
            </table:table-row>
          </table:table-row-group>
          <table:table-row table:style-name="ro2">
            <table:table-cell table:style-name="ce4" office:value-type="string">
              <text:p>Отступы</text:p>
            </table:table-cell>
            <table:table-cell table:style-name="ce17" office:value-type="string">
              <text:p>7.8</text:p>
            </table:table-cell>
            <table:table-cell table:style-name="ce25"/>
            <table:table-cell table:style-name="ce33"/>
            <table:table-cell table:style-name="ce44"/>
            <table:table-cell table:style-name="ce43"/>
            <table:table-cell table:style-name="ce50"/>
            <table:table-cell table:style-name="ce33"/>
            <table:table-cell table:style-name="ce43" table:number-columns-repeated="1016"/>
          </table:table-row>
          <table:table-row-group>
            <table:table-row table:style-name="ro3">
              <table:table-cell table:style-name="ce11" office:value-type="string">
                <text:p>Слева</text:p>
              </table:table-cell>
              <table:table-cell table:style-name="ce18" office:value-type="string">
                <text:p>7.8.1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брасывается</text:p>
              </table:table-cell>
              <table:table-cell table:number-columns-repeated="1016"/>
            </table:table-row>
            <table:table-row table:style-name="ro3">
              <table:table-cell table:style-name="ce11" office:value-type="string">
                <text:p>Справа</text:p>
              </table:table-cell>
              <table:table-cell table:style-name="ce18" office:value-type="string">
                <text:p>7.8.2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11" office:value-type="string">
                <text:p>Сверху</text:p>
              </table:table-cell>
              <table:table-cell table:style-name="ce18" office:value-type="string">
                <text:p>7.8.3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/>
              <table:table-cell table:number-columns-repeated="1016"/>
            </table:table-row>
            <table:table-row table:style-name="ro3">
              <table:table-cell table:style-name="ce11" office:value-type="string">
                <text:p>Снизу</text:p>
              </table:table-cell>
              <table:table-cell table:style-name="ce18" office:value-type="string">
                <text:p>7.8.4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/>
              <table:table-cell table:number-columns-repeated="1016"/>
            </table:table-row>
          </table:table-row-group>
          <table:table-row table:style-name="ro2">
            <table:table-cell table:style-name="ce4" office:value-type="string">
              <text:p>Выравнивание</text:p>
            </table:table-cell>
            <table:table-cell table:style-name="ce17" office:value-type="string">
              <text:p>7.9</text:p>
            </table:table-cell>
            <table:table-cell table:style-name="ce25"/>
            <table:table-cell table:style-name="ce33"/>
            <table:table-cell table:style-name="ce44"/>
            <table:table-cell table:style-name="ce43"/>
            <table:table-cell table:style-name="ce50"/>
            <table:table-cell table:style-name="ce33"/>
            <table:table-cell table:style-name="ce43" table:number-columns-repeated="1016"/>
          </table:table-row>
          <table:table-row-group>
            <table:table-row table:style-name="ro6">
              <table:table-cell table:style-name="ce5" office:value-type="string">
                <text:p>По левому краю</text:p>
              </table:table-cell>
              <table:table-cell table:style-name="ce18" office:value-type="string">
                <text:p>7.9.1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 office:value-type="string">
                <text:p>Необходимо перед выравниванием установить привязку к абзацу</text:p>
              </table:table-cell>
              <table:table-cell table:number-columns-repeated="1016"/>
            </table:table-row>
            <table:table-row table:style-name="ro6">
              <table:table-cell table:style-name="ce5" office:value-type="string">
                <text:p>По правому краю</text:p>
              </table:table-cell>
              <table:table-cell table:style-name="ce18" office:value-type="string">
                <text:p>7.9.2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 office:value-type="string">
                <text:p>Необходимо перед выравниванием установить привязку к абзацу</text:p>
              </table:table-cell>
              <table:table-cell table:number-columns-repeated="1016"/>
            </table:table-row>
            <table:table-row table:style-name="ro6">
              <table:table-cell table:style-name="ce5" office:value-type="string">
                <text:p>По центру</text:p>
              </table:table-cell>
              <table:table-cell table:style-name="ce18" office:value-type="string">
                <text:p>7.9.3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 office:value-type="string">
                <text:p>Необходимо перед выравниванием установить привязку к абзацу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По верхнему краю</text:p>
              </table:table-cell>
              <table:table-cell table:style-name="ce18" office:value-type="string">
                <text:p>7.9.4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Расположение изображения не изменя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По нижнему краю</text:p>
              </table:table-cell>
              <table:table-cell table:style-name="ce18" office:value-type="string">
                <text:p>7.9.5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Расположение изображения не изменя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По середине</text:p>
              </table:table-cell>
              <table:table-cell table:style-name="ce18" office:value-type="string">
                <text:p>7.9.6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Расположение изображения не изменяется</text:p>
              </table:table-cell>
              <table:table-cell table:number-columns-repeated="1016"/>
            </table:table-row>
          </table:table-row-group>
          <table:table-row table:style-name="ro2">
            <table:table-cell table:style-name="ce12" office:value-type="string">
              <text:p>Название</text:p>
            </table:table-cell>
            <table:table-cell table:style-name="ce20" office:value-type="string">
              <text:p>7.10</text:p>
            </table:table-cell>
            <table:table-cell table:style-name="ce29"/>
            <table:table-cell table:style-name="ce38"/>
            <table:table-cell table:style-name="ce44"/>
            <table:table-cell table:style-name="ce43"/>
            <table:table-cell table:style-name="ce50"/>
            <table:table-cell table:style-name="ce38"/>
            <table:table-cell table:style-name="ce43" table:number-columns-repeated="1016"/>
          </table:table-row>
          <table:table-row-group>
            <table:table-row table:style-name="ro6">
              <table:table-cell table:style-name="ce5" office:value-type="string">
                <text:p>Текст</text:p>
              </table:table-cell>
              <table:table-cell table:style-name="ce18" office:value-type="string">
                <text:p>7.10.1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 office:value-type="string">
                <text:p>Сохраняется в виде текста. Нумерация не выставляется</text:p>
              </table:table-cell>
              <table:table-cell table:number-columns-repeated="1016"/>
            </table:table-row>
            <table:table-row table:style-name="ro6">
              <table:table-cell table:style-name="ce5" office:value-type="string">
                <text:p>Категория</text:p>
              </table:table-cell>
              <table:table-cell table:style-name="ce18" office:value-type="string">
                <text:p>7.10.2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 office:value-type="string">
                <text:p>Сохраняется в виде текста. Нумерация не выставля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Нумерация</text:p>
              </table:table-cell>
              <table:table-cell table:style-name="ce18" office:value-type="string">
                <text:p>7.10.3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Устанавливается числовая нумерация</text:p>
              </table:table-cell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Нумерация не выставля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Разделитель</text:p>
              </table:table-cell>
              <table:table-cell table:style-name="ce18" office:value-type="string">
                <text:p>7.10.4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 office:value-type="string">
                <text:p>Нумерация не выставляется</text:p>
              </table:table-cell>
              <table:table-cell table:number-columns-repeated="1016"/>
            </table:table-row>
          </table:table-row-group>
          <table:table-row table:style-name="ro2">
            <table:table-cell table:style-name="ce4" office:value-type="string">
              <text:p>Обрамление</text:p>
            </table:table-cell>
            <table:table-cell table:style-name="ce17" office:value-type="string">
              <text:p>7.11</text:p>
            </table:table-cell>
            <table:table-cell table:style-name="ce25"/>
            <table:table-cell table:style-name="ce33"/>
            <table:table-cell table:style-name="ce44"/>
            <table:table-cell table:style-name="ce43"/>
            <table:table-cell table:style-name="ce50"/>
            <table:table-cell table:style-name="ce33"/>
            <table:table-cell table:style-name="ce43" table:number-columns-repeated="1016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8" office:value-type="string">
                <text:p>7.11.1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Обрамление сбрасыва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8" office:value-type="string">
                <text:p>7.11.2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даляется</text:p>
              </table:table-cell>
              <table:table-cell table:style-name="ce24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брасыва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8" office:value-type="string">
                <text:p>7.11.3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даляется</text:p>
              </table:table-cell>
              <table:table-cell table:style-name="ce24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брасыва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8" office:value-type="string">
                <text:p>7.11.4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даляется</text:p>
              </table:table-cell>
              <table:table-cell table:style-name="ce24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брасыва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8" office:value-type="string">
                <text:p>7.11.5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даляется</text:p>
              </table:table-cell>
              <table:table-cell table:style-name="ce24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брасывается</text:p>
              </table:table-cell>
              <table:table-cell table:number-columns-repeated="1016"/>
            </table:table-row>
          </table:table-row-group>
        </table:table-row-group>
        <table:table-row table:style-name="ro2">
          <table:table-cell table:style-name="ce10" office:value-type="string">
            <text:p>Таблицы</text:p>
          </table:table-cell>
          <table:table-cell table:style-name="ce16" office:value-type="float" office:value="8">
            <text:p>8</text:p>
          </table:table-cell>
          <table:table-cell table:style-name="ce28"/>
          <table:table-cell table:style-name="ce37"/>
          <table:table-cell table:style-name="ce30"/>
          <table:table-cell table:style-name="ce45"/>
          <table:table-cell table:style-name="ce51"/>
          <table:table-cell table:style-name="ce37"/>
          <table:table-cell table:style-name="ce45" table:number-columns-repeated="1016"/>
        </table:table-row>
        <table:table-row-group>
          <table:table-row table:style-name="ro3">
            <table:table-cell table:style-name="ce7" office:value-type="string">
              <text:p>Таблица</text:p>
            </table:table-cell>
            <table:table-cell table:style-name="ce18" office:value-type="string">
              <text:p>8.1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6">
            <table:table-cell table:style-name="ce7" office:value-type="string">
              <text:p>Объединение ячеек</text:p>
            </table:table-cell>
            <table:table-cell table:style-name="ce18" office:value-type="string">
              <text:p>8.2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false">
              <text:p>ЛОЖЬ</text:p>
            </table:table-cell>
            <table:table-cell table:style-name="ce34" office:value-type="string">
              <text:p>Сбивается случайным образом. Так же сбиваются границы</text:p>
            </table:table-cell>
            <table:table-cell table:number-columns-repeated="1016"/>
          </table:table-row>
          <table:table-row table:style-name="ro3">
            <table:table-cell table:style-name="ce7" office:value-type="string">
              <text:p>Повторять заголовок</text:p>
            </table:table-cell>
            <table:table-cell table:style-name="ce18" office:value-type="string">
              <text:p>8.4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Ширина столбцов</text:p>
            </table:table-cell>
            <table:table-cell table:style-name="ce18" office:value-type="string">
              <text:p>8.6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3">
            <table:table-cell table:style-name="ce7" office:value-type="string">
              <text:p>Цвет фона</text:p>
            </table:table-cell>
            <table:table-cell table:style-name="ce18" office:value-type="string">
              <text:p>8.7</text:p>
            </table:table-cell>
            <table:table-cell table:style-name="ce24" office:value-type="boolean" office:boolean-value="true">
              <text:p>ИСТИНА</text:p>
            </table:table-cell>
            <table:table-cell table:style-name="ce34"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34"/>
            <table:table-cell table:number-columns-repeated="1016"/>
          </table:table-row>
          <table:table-row table:style-name="ro2">
            <table:table-cell table:style-name="ce4" office:value-type="string">
              <text:p>Интервал</text:p>
            </table:table-cell>
            <table:table-cell table:style-name="ce17" office:value-type="string">
              <text:p>8.8</text:p>
            </table:table-cell>
            <table:table-cell table:style-name="ce25"/>
            <table:table-cell table:style-name="ce33"/>
            <table:table-cell table:style-name="ce44"/>
            <table:table-cell table:style-name="ce43"/>
            <table:table-cell table:style-name="ce50"/>
            <table:table-cell table:style-name="ce33"/>
            <table:table-cell table:style-name="ce43" table:number-columns-repeated="1016"/>
          </table:table-row>
          <table:table-row-group>
            <table:table-row table:style-name="ro7">
              <table:table-cell table:style-name="ce5" office:value-type="string">
                <text:p>Сверху</text:p>
              </table:table-cell>
              <table:table-cell table:style-name="ce18" office:value-type="string">
                <text:p>8.8.1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Отступ удаляется. Выравнивание устанавливается по левому краю. Отступ слева устанавливается в -0.19</text:p>
              </table:table-cell>
              <table:table-cell table:number-columns-repeated="1016"/>
            </table:table-row>
            <table:table-row table:style-name="ro7">
              <table:table-cell table:style-name="ce5" office:value-type="string">
                <text:p>Снизу</text:p>
              </table:table-cell>
              <table:table-cell table:style-name="ce18" office:value-type="string">
                <text:p>8.8.2</text:p>
              </table:table-cell>
              <table:table-cell table:style-name="ce24" office:value-type="boolean" office:boolean-value="false">
                <text:p>ЛОЖЬ</text:p>
              </table:table-cell>
              <table:table-cell table:style-name="ce34" office:value-type="string">
                <text:p>Отступ удаляется</text:p>
              </table:table-cell>
              <table:table-cell table:style-name="ce24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Отступ удаляется. Выравнивание устанавливается по левому краю. Отступ слева устанавливается в -0.19</text:p>
              </table:table-cell>
              <table:table-cell table:number-columns-repeated="1016"/>
            </table:table-row>
            <table:table-row table:style-name="ro6">
              <table:table-cell table:style-name="ce5" office:value-type="string">
                <text:p>Слева</text:p>
              </table:table-cell>
              <table:table-cell table:style-name="ce18" office:value-type="string">
                <text:p>8.8.3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 office:value-type="string">
                <text:p>Работает при выравнивании по правому краю</text:p>
              </table:table-cell>
              <table:table-cell table:number-columns-repeated="1016"/>
            </table:table-row>
            <table:table-row table:style-name="ro6">
              <table:table-cell table:style-name="ce5" office:value-type="string">
                <text:p>Справа</text:p>
              </table:table-cell>
              <table:table-cell table:style-name="ce18" office:value-type="string">
                <text:p>8.8.4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 office:value-type="string">
                <text:p>Работает при выравнивании по правому краю</text:p>
              </table:table-cell>
              <table:table-cell table:number-columns-repeated="1016"/>
            </table:table-row>
          </table:table-row-group>
          <table:table-row table:style-name="ro2">
            <table:table-cell table:style-name="ce4" office:value-type="string">
              <text:p>Обрамление</text:p>
            </table:table-cell>
            <table:table-cell table:style-name="ce17" office:value-type="string">
              <text:p>8.9</text:p>
            </table:table-cell>
            <table:table-cell table:style-name="ce25"/>
            <table:table-cell table:style-name="ce33"/>
            <table:table-cell table:style-name="ce44"/>
            <table:table-cell table:style-name="ce43"/>
            <table:table-cell table:style-name="ce50"/>
            <table:table-cell table:style-name="ce33"/>
            <table:table-cell table:style-name="ce43" table:number-columns-repeated="1016"/>
          </table:table-row>
          <table:table-row-group>
            <table:table-row table:style-name="ro6">
              <table:table-cell table:style-name="ce8" office:value-type="string">
                <text:p>Границы</text:p>
              </table:table-cell>
              <table:table-cell table:style-name="ce18" office:value-type="string">
                <text:p>8.9.1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true">
                <text:p>ИСТИНА</text:p>
              </table:table-cell>
              <table:table-cell table:style-name="ce34" office:value-type="string">
                <text:p>Работают не все виды границ. Некоторые сбрасываются в сплошную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8" office:value-type="string">
                <text:p>8.9.2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брасыва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8" office:value-type="string">
                <text:p>8.9.3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брасыва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8" office:value-type="string">
                <text:p>8.9.4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брасывается</text:p>
              </table:table-cell>
              <table:table-cell table:number-columns-repeated="1016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8" office:value-type="string">
                <text:p>8.9.5</text:p>
              </table:table-cell>
              <table:table-cell table:style-name="ce24" office:value-type="boolean" office:boolean-value="true">
                <text:p>ИСТИНА</text:p>
              </table:table-cell>
              <table:table-cell table:style-name="ce34"/>
              <table:table-cell table:style-name="ce24" office:value-type="boolean" office:boolean-value="true">
                <text:p>ИСТИНА</text:p>
              </table:table-cell>
              <table:table-cell/>
              <table:table-cell table:style-name="ce49" office:value-type="boolean" office:boolean-value="false">
                <text:p>ЛОЖЬ</text:p>
              </table:table-cell>
              <table:table-cell table:style-name="ce34" office:value-type="string">
                <text:p>Значение сбрасывается</text:p>
              </table:table-cell>
              <table:table-cell table:number-columns-repeated="1016"/>
            </table:table-row>
          </table:table-row-group>
        </table:table-row-group>
        <table:table-row table:style-name="ro2">
          <table:table-cell table:style-name="ce10" office:value-type="string">
            <text:p>Рецензирование</text:p>
          </table:table-cell>
          <table:table-cell table:style-name="ce16" office:value-type="float" office:value="9">
            <text:p>9</text:p>
          </table:table-cell>
          <table:table-cell table:style-name="ce28"/>
          <table:table-cell table:style-name="ce39"/>
          <table:table-cell table:style-name="ce30"/>
          <table:table-cell table:style-name="ce45"/>
          <table:table-cell table:style-name="ce51"/>
          <table:table-cell table:style-name="ce39"/>
          <table:table-cell table:style-name="ce45" table:number-columns-repeated="1016"/>
        </table:table-row>
        <table:table-row-group>
          <table:table-row table:style-name="ro3">
            <table:table-cell table:style-name="ce13" office:value-type="string">
              <text:p>Удаление</text:p>
            </table:table-cell>
            <table:table-cell office:value-type="string">
              <text:p>9.1</text:p>
            </table:table-cell>
            <table:table-cell table:style-name="ce24" office:value-type="boolean" office:boolean-value="true">
              <text:p>ИСТИНА</text:p>
            </table:table-cell>
            <table:table-cell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40"/>
            <table:table-cell table:number-columns-repeated="1016"/>
          </table:table-row>
          <table:table-row table:style-name="ro3">
            <table:table-cell table:style-name="ce13" office:value-type="string">
              <text:p>Добавление</text:p>
            </table:table-cell>
            <table:table-cell office:value-type="string">
              <text:p>9.2</text:p>
            </table:table-cell>
            <table:table-cell table:style-name="ce24" office:value-type="boolean" office:boolean-value="true">
              <text:p>ИСТИНА</text:p>
            </table:table-cell>
            <table:table-cell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40"/>
            <table:table-cell table:number-columns-repeated="1016"/>
          </table:table-row>
          <table:table-row table:style-name="ro3">
            <table:table-cell table:style-name="ce13" office:value-type="string">
              <text:p>Примечания</text:p>
            </table:table-cell>
            <table:table-cell office:value-type="string">
              <text:p>9.3</text:p>
            </table:table-cell>
            <table:table-cell table:style-name="ce24" office:value-type="boolean" office:boolean-value="true">
              <text:p>ИСТИНА</text:p>
            </table:table-cell>
            <table:table-cell/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true">
              <text:p>ИСТИНА</text:p>
            </table:table-cell>
            <table:table-cell table:style-name="ce40"/>
            <table:table-cell table:number-columns-repeated="1016"/>
          </table:table-row>
        </table:table-row-group>
        <table:table-row table:style-name="ro2">
          <table:table-cell table:style-name="ce10" office:value-type="string">
            <text:p>Поля</text:p>
          </table:table-cell>
          <table:table-cell table:style-name="ce16" office:value-type="string">
            <text:p>10</text:p>
          </table:table-cell>
          <table:table-cell table:style-name="ce30"/>
          <table:table-cell table:style-name="ce41"/>
          <table:table-cell table:style-name="ce30"/>
          <table:table-cell table:style-name="ce45"/>
          <table:table-cell table:style-name="ce51"/>
          <table:table-cell table:style-name="ce41"/>
          <table:table-cell table:style-name="ce45" table:number-columns-repeated="1016"/>
        </table:table-row>
        <table:table-row-group>
          <table:table-row table:style-name="ro7">
            <table:table-cell table:style-name="ce13" office:value-type="string">
              <text:p>Дата в пользовательском формате</text:p>
            </table:table-cell>
            <table:table-cell office:value-type="string">
              <text:p>10.1</text:p>
            </table:table-cell>
            <table:table-cell table:style-name="ce24" office:value-type="boolean" office:boolean-value="true">
              <text:p>ИСТИНА</text:p>
            </table:table-cell>
            <table:table-cell office:value-type="string">
              <text:p>Невозможно указать день в обрамлении двойных кавычек, поле удаляется после сохранения</text:p>
            </table:table-cell>
            <table:table-cell table:style-name="ce24" office:value-type="boolean" office:boolean-value="true">
              <text:p>ИСТИНА</text:p>
            </table:table-cell>
            <table:table-cell/>
            <table:table-cell table:style-name="ce49" office:value-type="boolean" office:boolean-value="false">
              <text:p>ЛОЖЬ</text:p>
            </table:table-cell>
            <table:table-cell table:style-name="ce40" office:value-type="string">
              <text:p>Поле добавляется, но пользовательский формат не сохраняется</text:p>
            </table:table-cell>
            <table:table-cell table:number-columns-repeated="1016"/>
          </table:table-row>
        </table:table-row-group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Успешно" style:family="table-cell" style:parent-style-name="Default">
      <style:table-cell-properties fo:background-color="#94bd5e"/>
    </style:style>
    <style:style style:name="DНе_20_удачно" style:display-name="DНе удачно" style:family="table-cell" style:parent-style-name="Default">
      <style:table-cell-properties fo:background-color="#ff99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2-28T15:05:47</meta:creation-date>
    <meta:generator>LibreOffice/3.5$Linux_x86 LibreOffice_project/350m1$Build-2</meta:generator>
    <dc:date>2014-03-05T21:13:26</dc:date>
    <dc:creator>artur </dc:creator>
    <meta:editing-duration>PT7H5M39S</meta:editing-duration>
    <meta:editing-cycles>101</meta:editing-cycles>
    <meta:document-statistic meta:table-count="1" meta:cell-count="806" meta:object-count="0"/>
  </office:meta>
</office:document-meta>
</file>